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3.868cm" fo:min-width="4.868cm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center" draw:textarea-vertical-align="middle" draw:auto-grow-height="false" fo:min-height="2.153cm" fo:min-width="5.15cm" fo:padding-top="0.1cm" fo:padding-bottom="0.1cm" fo:padding-left="0.1cm" fo:padding-right="0.1cm" text:animation-delay="P0D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55cm" fo:min-width="5.15cm" fo:padding-top="0.1cm" fo:padding-bottom="0.1cm" fo:padding-left="0.1cm" fo:padding-right="0.1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497cm" fo:min-width="5.15cm" fo:padding-top="0.1cm" fo:padding-bottom="0.1cm" fo:padding-left="0.1cm" fo:padding-right="0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solid" draw:fill-color="#99ccff"/>
      <style:paragraph-properties fo:line-height="100%" fo:text-align="center"/>
      <style:text-properties style:font-name="CMU Sans Serif" fo:font-size="12pt" fo:font-weight="bold" style:font-name-asian="Courier New2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3a08c"/>
      <style:paragraph-properties fo:text-align="start"/>
      <style:text-properties style:font-name="CMU Sans Serif" fo:font-size="8pt" style:font-size-asian="8pt" style:font-size-complex="8pt"/>
    </style:style>
    <style:style style:name="P6" style:family="paragraph">
      <loext:graphic-properties draw:fill="solid" draw:fill-color="#ffff66"/>
      <style:paragraph-properties fo:text-align="start"/>
      <style:text-properties style:font-name="CMU Sans Serif" fo:font-size="8pt" style:font-size-asian="8pt" style:font-size-complex="8pt"/>
    </style:style>
    <style:style style:name="T1" style:family="text">
      <style:text-properties style:font-name="CMU Sans Serif" fo:font-size="12pt" fo:font-weight="bold" style:font-name-asian="Courier New2" style:font-size-asian="12pt" style:font-weight-asian="bold" style:font-size-complex="12pt" style:font-weight-complex="bold"/>
    </style:style>
    <style:style style:name="T2" style:family="text">
      <style:text-properties style:font-name="CMU Sans Serif" fo:font-size="4pt" fo:font-weight="bold" style:font-name-asian="Courier New2" style:font-size-asian="4pt" style:font-weight-asian="bold" style:font-size-complex="4pt" style:font-weight-complex="bold"/>
    </style:style>
    <style:style style:name="T3" style:family="text">
      <style:text-properties style:font-name="CMU Sans Serif"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MU Sans Serif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5cm" svg:height="4.5cm" svg:x="0.1cm" svg:y="0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35cm" svg:height="2.353cm" svg:x="0.35cm" svg:y="0.347cm">
          <text:p text:style-name="P2"><text:span text:style-name="T1">Thank you for Your</text:span></text:p>
          <text:p text:style-name="P2"><text:span text:style-name="T1">Attention!</text:span></text:p>
          <text:p text:style-name="P2"><text:span text:style-name="T2"/></text:p>
          <text:p text:style-name="P2"><text:span text:style-name="T1">Questions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5.35cm" svg:height="0.75cm" svg:x="0.35cm" svg:y="2.8cm">
          <text:p text:style-name="P4"><text:span text:style-name="T3">prov:wasAttributedTo</text:span></text:p>
          <text:p text:style-name="P4"><text:span text:style-name="T4"><text:s text:c="2"/></text:span><text:span text:style-name="T3">orcid:0000-0002-1267-0234 .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5.35cm" svg:height="0.697cm" svg:x="0.35cm" svg:y="3.65cm">
          <text:p text:style-name="P4"><text:span text:style-name="T3">dct:created 2019-05-16 .</text:span></text:p>
          <text:p text:style-name="P4"><text:span text:style-name="T4">dct:creator </text:span><text:span text:style-name="T3">orcid:0000-0002-1267-0234 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2" fo:font-family="'Trebuchet MS'" style:font-family-generic="swiss" fo:font-size="16pt" fo:font-style="normal" style:text-underline-style="none" fo:font-weight="normal" style:font-name-asian="Trebuchet MS2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2" fo:font-family="'Trebuchet MS'" style:font-family-generic="swiss" fo:font-size="14pt" fo:font-style="normal" style:text-underline-style="none" fo:font-weight="bold" style:font-name-asian="Trebuchet MS2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2" fo:font-family="'Trebuchet MS'" style:font-family-generic="swiss" fo:font-size="13pt" fo:font-style="normal" style:text-underline-style="none" fo:font-weight="bold" style:font-name-asian="Trebuchet MS2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/>
      <style:text-properties fo:color="#000000" style:text-line-through-style="none" style:text-line-through-type="none" style:font-name="Trebuchet MS1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2" fo:font-family="'Trebuchet MS'" style:font-family-generic="swiss" fo:font-size="11pt" fo:font-style="normal" style:text-underline-style="none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666666" style:text-line-through-style="none" style:text-line-through-type="none" style:font-name="Trebuchet MS2" fo:font-family="'Trebuchet MS'" style:font-family-generic="swiss" fo:font-size="11pt" fo:font-style="italic" style:text-underline-style="none" fo:font-weight="normal" style:font-name-asian="Trebuchet MS2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/>
      <style:text-properties fo:color="#000000" style:text-line-through-style="none" style:text-line-through-type="none" style:font-name="Liberation Sans2" fo:font-family="'Liberation Sans', Arial" style:font-family-generic="swiss" style:font-pitch="variable" fo:font-size="16pt" fo:font-style="normal" style:text-underline-style="none" fo:font-weight="bold" style:font-name-asian="DejaVu Sans1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bold" style:font-name-asian="Arial1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6.05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9-05-16T10:41:01.023542975</dc:date>
    <dc:creator>Tobias Kuhn</dc:creator>
    <meta:editing-duration>PT1H6M48S</meta:editing-duration>
    <meta:editing-cycles>33</meta:editing-cycles>
    <meta:generator>LibreOffice/6.2.2.2$Linux_X86_64 LibreOffice_project/20$Build-2</meta:generator>
    <meta:document-statistic meta:object-count="4"/>
  </office:meta>
</office:document-meta>
</file>